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Ubuntu Light" officeooo:rsid="001f1f09" officeooo:paragraph-rsid="000f5e57"/>
    </style:style>
    <style:style style:name="P2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Ubuntu Light" officeooo:rsid="000f5e57" officeooo:paragraph-rsid="000f5e57"/>
    </style:style>
    <style:style style:name="P3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Ubuntu Light" officeooo:rsid="00112ac7" officeooo:paragraph-rsid="00112ac7"/>
    </style:style>
    <style:style style:name="P4" style:family="paragraph" style:parent-style-name="Standard">
      <style:paragraph-properties fo:margin-top="0.101cm" fo:margin-bottom="0.101cm" style:contextual-spacing="false" fo:line-height="150%" fo:text-align="justify" style:justify-single-word="false" fo:break-before="page"/>
      <style:text-properties style:font-name="Ubuntu Light" officeooo:rsid="000f5e57" officeooo:paragraph-rsid="000f5e5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2ac7" style:font-style-asian="normal" style:font-style-complex="normal"/>
    </style:style>
    <style:style style:name="T4" style:family="text">
      <style:text-properties fo:font-style="normal" officeooo:rsid="0011dfaf" style:font-style-asian="normal" style:font-style-complex="normal"/>
    </style:style>
    <style:style style:name="T5" style:family="text">
      <style:text-properties officeooo:rsid="00112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mmon characteristic in urban planning and modeling is the temporal-spatial nature of information. Researchers of multiple disciplines use different tools and approaches to explore historical data or build and run simulation models. </text:p>
      <text:p text:style-name="P1">Systems dynamics, cellular automata and agent based models are implemented in plain programming languages and domain specific tools. Temporal-spatial information visualization often requires to manually export and transform data. Otherwise the visualization is limited by the ones available in the used tool. </text:p>
      <text:p text:style-name="P1">It is common to find a grow number of data specific visualizations that use what Bach et al. (2014) define as <text:span text:style-name="T1">time juxtaposing</text:span> representation for temporal-spatial information. Most visualizations rely on the target data schema, which makes them not reusable in other contexts. </text:p>
      <text:p text:style-name="P1">Since the nature of the <text:span text:style-name="T5">data</text:span> and its expected representation is essentially the same, <text:span text:style-name="T1">LapsoCarte</text:span> proposes a generic data representation coupled with a case-specific data-level integration strategy. This approach provides a reusable codebase for basic temporal-spatial data analysis and exploration. In addition, the web-based nature of <text:span text:style-name="T1">LapsoCarte</text:span> provides a platform-independent access to the visualization, which allows the analyst to use the tool from any web browser. </text:p>
      <text:p text:style-name="P4">Una <text:span text:style-name="T5">característica</text:span> común en la planeación y modelamiento urbano es la naturaleza espacio-temporal de la información. Investigadores de múltiples disciplinas usan diferentes herramientas y aproximaciones para explorar datos históricos o construir y ejecutar modelos de simulación.</text:p>
      <text:p text:style-name="P2">Dinámica de sistemas, autómatas celulares y modelos basados en agentes son implementados en diferentes lenguajes de programación o en herramientas de dominio específico. La visualización de información espacio-temporal usualmente requiere exportar y transformar manualmente los datos. En otro caso la visualización se limita a aquellas disponibles en la herramienta utilizada.</text:p>
      <text:p text:style-name="P2">Es común encontrar un número creciente de visualizaciones de propósito específico compartiendo lo que Bach et al. (2014) definen como <text:span text:style-name="T1">yuxtaposición temporal </text:span><text:span text:style-name="T3">para la representación de datos espacio-temporales. La mayoría de estas visualizaciones se encuentran altamente acopladas al esquema de los datos objetivo, lo cual hace que no sean reutilizables en otros contextos.</text:span></text:p>
      <text:p text:style-name="P3"><text:span text:style-name="T3">D</text:span><text:span text:style-name="T2">ado que la naturaleza de los datos y la representación esperada es esencialmente la misma, </text:span><text:span text:style-name="T1">LapsoCarte</text:span><text:span text:style-name="T2"> propone un esquema de representación genérico sumado a una estrategia de integración a nivel de datos </text:span><text:span text:style-name="T4">desarrollada </text:span><text:span text:style-name="T2">específic</text:span><text:span text:style-name="T4">amente</text:span><text:span text:style-name="T2"> para cada conjunto de </text:span><text:span text:style-name="T4">resultados</text:span><text:span text:style-name="T2">. Esta aproximación permite desarrollar una base de código reutilizable para la exploración y análisis básico de información referenciada espacial y temporalmente. Adicionalmente, la naturaleza </text:span><text:span text:style-name="T1">web</text:span><text:span text:style-name="T2"> de </text:span><text:span text:style-name="T1">LapsoCarte</text:span><text:span text:style-name="T2"> provee acceso a la visualización independiente de la plataforma, lo que le permite al analista utilizar la herramienta desde cualquier navegador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9:29:42.876919922</meta:creation-date>
    <dc:date>2016-01-10T20:04:17.541765093</dc:date>
    <meta:editing-duration>PT18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411" meta:character-count="2946" meta:non-whitespace-character-count="2539"/>
  </office:meta>
</office:document-meta>
</file>